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303" officeooo:paragraph-rsid="000b9303"/>
    </style:style>
    <style:style style:name="P2" style:family="paragraph" style:parent-style-name="Standard">
      <style:text-properties fo:font-weight="bold" officeooo:rsid="000b9303" officeooo:paragraph-rsid="000b9303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bold" officeooo:rsid="000b9303" officeooo:paragraph-rsid="000b9303" style:font-weight-asian="bold" style:font-weight-complex="bold"/>
    </style:style>
    <style:style style:name="P4" style:family="paragraph" style:parent-style-name="Standard">
      <style:text-properties fo:font-weight="normal" officeooo:rsid="000b9303" officeooo:paragraph-rsid="000b9303" style:font-weight-asian="normal" style:font-weight-complex="normal"/>
    </style:style>
    <style:style style:name="P5" style:family="paragraph" style:parent-style-name="Text_20_body">
      <style:text-properties officeooo:paragraph-rsid="000b9303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0b9303"/>
    </style:style>
    <style:style style:name="P7" style:family="paragraph" style:parent-style-name="Standard">
      <style:text-properties fo:font-weight="bold" officeooo:rsid="000b9303" officeooo:paragraph-rsid="000b9303" style:font-weight-asian="bold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officeooo:rsid="000b930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9303" style:font-weight-asian="normal" style:font-weight-complex="normal"/>
    </style:style>
    <style:style style:name="T5" style:family="text">
      <style:text-properties fo:font-weight="normal" officeooo:rsid="000e5f14" style:font-weight-asian="normal" style:font-weight-complex="normal"/>
    </style:style>
    <style:style style:name="T6" style:family="text">
      <style:text-properties fo:font-weight="normal" officeooo:rsid="000e5f1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9303" style:font-weight-asian="bold" style:font-weight-complex="bold"/>
    </style:style>
    <style:style style:name="T9" style:family="text">
      <style:text-properties fo:font-weight="bold" officeooo:rsid="000e5f1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h my food</text:p>
      <text:p text:style-name="P6"><text:span text:style-name="T2">Ma</text:span><text:span text:style-name="T1"> tâche principale </text:span><text:span text:style-name="T2">était</text:span><text:span text:style-name="T1"> d'intégrer une maquette en </text:span><text:span text:style-name="Strong_20_Emphasis">mobile-first</text:span><text:span text:style-name="Strong_20_Emphasis"><text:span text:style-name="T1"> </text:span></text:span><text:span text:style-name="Strong_20_Emphasis"><text:span text:style-name="T2">en</text:span></text:span><text:span text:style-name="Strong_20_Emphasis"><text:span text:style-name="T1"> utilis</text:span></text:span><text:span text:style-name="Strong_20_Emphasis"><text:span text:style-name="T2">ant</text:span></text:span><text:span text:style-name="Strong_20_Emphasis"><text:span text:style-name="T1"> </text:span></text:span><text:span text:style-name="Strong_20_Emphasis"><text:span text:style-name="T7">Sass</text:span></text:span><text:span text:style-name="Strong_20_Emphasis"><text:span text:style-name="T1">, </text:span></text:span><text:span text:style-name="Strong_20_Emphasis"><text:span text:style-name="T2">j’ai </text:span></text:span><text:span text:style-name="Strong_20_Emphasis"><text:span text:style-name="T1">implément</text:span></text:span><text:span text:style-name="Strong_20_Emphasis"><text:span text:style-name="T2">é</text:span></text:span><text:span text:style-name="Strong_20_Emphasis"><text:span text:style-name="T1"> des animations CSS.</text:span></text:span></text:p>
      <text:p text:style-name="P2">Print it</text:p>
      <text:p text:style-name="P1"/>
      <text:p text:style-name="P5"><text:span text:style-name="T2">Ce projet m’a initiée au langage JavaScript en me chargeant de dynamiser le site internet statique </text:span><text:span text:style-name="T6">et m’a permis</text:span><text:span text:style-name="T2"> de </text:span><text:span text:style-name="T1">comprendre comment </text:span><text:span text:style-name="T7">JavaScript</text:span><text:span text:style-name="T1"> interagit avec le HTML et le CSS .</text:span></text:p>
      <text:p text:style-name="P1"/>
      <text:p text:style-name="P1"/>
      <text:p text:style-name="P2">Nina Carducci</text:p>
      <text:p text:style-name="P1"/>
      <text:p text:style-name="P1"><text:span text:style-name="T1">Dans ce projet, j’ai travaillé à optimiser le référencement d’un site, en améliorant sa performance et son accessibilité.</text:span> </text:p>
      <text:p text:style-name="P1"/>
      <text:p text:style-name="P2">Argent Bank</text:p>
      <text:p text:style-name="P4"/>
      <text:p text:style-name="P5"><text:span text:style-name="T4">Ma mission principale était d'intégrer le front-end avec le back-end via des </text:span><text:span text:style-name="Strong_20_Emphasis"><text:span text:style-name="T4">appels </text:span></text:span><text:span text:style-name="Strong_20_Emphasis"><text:span text:style-name="T8">API REST </text:span></text:span><text:span text:style-name="Strong_20_Emphasis"><text:span text:style-name="T9">réalisés via redux</text:span></text:span><text:span text:style-name="Strong_20_Emphasis"><text:span text:style-name="T4">. </text:span></text:span><text:span text:style-name="Strong_20_Emphasis"><text:span text:style-name="T5">Il a fallu aussi </text:span></text:span><text:span text:style-name="Strong_20_Emphasis"><text:span text:style-name="T3">définir les points d'accès de l'API et modéliser les interactions avec les données des transactions.</text:span></text:span><text:span text:style-name="T4"><text:line-break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15:43:57.892000000</meta:creation-date>
    <dc:date>2024-08-03T16:48:45.426000000</dc:date>
    <meta:editing-duration>PT5M22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8" meta:word-count="112" meta:character-count="695" meta:non-whitespace-character-count="589"/>
  </office:meta>
</office:document-meta>
</file>